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49cm" style:rel-column-width="10857*"/>
    </style:style>
    <style:style style:name="Table1.B" style:family="table-column">
      <style:table-column-properties style:column-width="15.852cm" style:rel-column-width="5467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1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00.png" xlink:type="simple" xlink:show="embed" xlink:actuate="onLoad"/></draw:frame></text:p>
          </table:table-cell>
          <table:table-cell table:style-name="Table1.B1" office:value-type="string">
            <text:h text:style-name="P7" text:outline-level="1">Задержка на шаг интегрирован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4">C</text:span><text:span text:style-name="T8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20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7">Блок </text:span><text:span text:style-name="T2">реализует задержку входной величины на один шаг моделирования (интегрирования):</text:span></text:p>
            <text:p text:style-name="P5"><text:span text:style-name="T6">y</text:span><text:span text:style-name="T11">ᵢ</text:span><text:span text:style-name="T6">(t) = xᵢ(t - Δt)</text:span><text:span text:style-name="T2">,</text:span></text:p>
            <text:p text:style-name="P4"><text:span text:style-name="T2">где </text:span><text:span text:style-name="T6">x</text:span><text:span text:style-name="T12">ᵢ</text:span><text:span text:style-name="T6">(t - Δt) </text:span><text:span text:style-name="T2">–</text:span><text:span text:style-name="T5"> i-</text:span><text:span text:style-name="T9">ый элемент входного сигнала в блок на предыдущем шаге моделирования, </text:span><text:span text:style-name="T6">y</text:span><text:span text:style-name="T11">ᵢ</text:span><text:span text:style-name="T6">(t) </text:span><text:span text:style-name="T2">– элемент выходного сигнала из блока.</text:span></text:p>
            <text:p text:style-name="P4"><text:span text:style-name="T10">Свойства</text:span>:</text:p>
            <text:list xml:id="list8262394705376188847" text:style-name="L1">
              <text:list-item>
                <text:p text:style-name="P6">Развязка алгебраических петель – флаг, показывающий как должен сортироваться блок. Если указано что должен, то блок будет отсортирован в первую очередь. Другими словами это означает, что блок используется для развязки алгебраических петель.</text:p>
              </text:list-item>
              <text:list-item>
                <text:p text:style-name="P6">Начальные условия – начальные условия (вектор начальных условий) на выходе блока на первом шаге задачи.</text:p>
              </text:list-item>
            </text:list>
            <text:p text:style-name="P4"><text:span text:style-name="T3">Примечание:</text:span><text:span text:style-name="T1"> по умолчанию блок реализует задержку скалярного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на шаг интегрирования</dc:title>
    <dc:date>2014-12-09T14:10:17.04</dc:date>
    <meta:generator>OpenOffice/4.1.1$Win32 OpenOffice.org_project/411m6$Build-9775</meta:generator>
    <meta:editing-duration>PT2H7M31S</meta:editing-duration>
    <meta:editing-cycles>63</meta:editing-cycles>
    <meta:document-statistic meta:table-count="1" meta:image-count="2" meta:object-count="0" meta:page-count="1" meta:paragraph-count="13" meta:word-count="109" meta:character-count="735"/>
  </office:meta>
</office:document-meta>
</file>